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500000116BB4D43F7.png" manifest:media-type="image/png"/>
  <manifest:file-entry manifest:full-path="Pictures/10000201000004CA00000558E43410C7.png" manifest:media-type="image/png"/>
  <manifest:file-entry manifest:full-path="Pictures/10000201000000F10000010B3CA88651.png" manifest:media-type="image/png"/>
  <manifest:file-entry manifest:full-path="Pictures/100000000000032C00000099F6E05AB1.png" manifest:media-type="image/png"/>
  <manifest:file-entry manifest:full-path="Pictures/100002010000008000000080A67EC8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1" svg:font-family="Arial" style:font-pitch="variable"/>
    <style:font-face style:name="Liberation Serif1" svg:font-family="'Liberation Serif'" style:font-pitch="variable"/>
    <style:font-face style:name="URW Chancery L" svg:font-family="'URW Chancery L'" style:font-pitch="variable"/>
    <style:font-face style:name="URW Chancery L1" svg:font-family="'URW Chancery L'" style:font-adornments="Medium 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draw:marker-start-width="0.427cm" draw:marker-end-width="0.427cm" draw:textarea-horizontal-align="justify" draw:textarea-vertical-align="middle" draw:auto-grow-height="false" fo:padding-top="0.2cm" fo:padding-bottom="0.2cm" fo:padding-left="0.325cm" fo:padding-right="0.325cm" draw:shadow="visible"/>
    </style:style>
    <style:style style:name="gr5" style:family="graphic" style:parent-style-name="objectwithoutfill">
      <style:graphic-properties svg:stroke-width="0.152cm" svg:stroke-color="#3465a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52cm" svg:stroke-color="#3465af" draw:marker-start="Arrow" draw:marker-start-width="0.5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1cm" fo:min-width="0cm"/>
    </style:style>
    <style:style style:name="gr10" style:family="graphic" style:parent-style-name="objectwithoutfill">
      <style:graphic-properties svg:stroke-width="0.152cm" svg:stroke-color="#3465a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dash" draw:stroke-dash="Fine_20_Dotted" svg:stroke-width="0.051cm" svg:stroke-color="#000000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572cm" fo:min-width="0.273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style:font-name="URW Chancery L" fo:font-size="36pt" style:font-size-asian="36pt" style:font-size-complex="36pt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style:font-name="URW Chancery L"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style:font-name="Times New Roman" fo:font-style="italic" style:font-style-asian="italic" style:font-style-complex="italic"/>
    </style:style>
    <style:style style:name="P8" style:family="paragraph">
      <style:paragraph-properties fo:text-align="center"/>
      <style:text-properties style:font-name="Liberation Serif"/>
    </style:style>
    <style:style style:name="T1" style:family="text">
      <style:text-properties style:font-name="URW Chancery L" fo:font-size="36pt" style:font-size-asian="36pt" style:font-size-complex="36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URW Chancery L" fo:font-size="20pt" style:font-size-asian="20pt" style:font-size-complex="20pt"/>
    </style:style>
    <style:style style:name="T4" style:family="text">
      <style:text-properties style:text-position="sub 58%" style:font-name="Times New Roman" fo:font-size="20pt" style:letter-kerning="false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2" fo:font-style="italic" style:font-style-asian="italic" style:font-style-complex="italic"/>
    </style:style>
    <style:style style:name="T9" style:family="text">
      <style:text-properties style:text-position="super 58%" style:font-name="URW Chancery L1" fo:font-size="18pt" fo:font-style="italic" fo:font-weight="normal" style:font-size-asian="18pt" style:font-style-asian="italic" style:font-weight-asian="normal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" draw:style-name="gr1" draw:text-style-name="P1" xml:id="id3" draw:id="id3" draw:layer="layout" svg:width="2.54cm" svg:height="2.54cm" svg:x="0.929cm" svg:y="7.708cm">
          <draw:image xlink:href="Pictures/100002010000008000000080A67EC8B7.png" xlink:type="simple" xlink:show="embed" xlink:actuate="onLoad">
            <text:p/>
          </draw:image>
        </draw:frame>
        <draw:g xml:id="id2" draw:id="id2">
          <draw:g>
            <draw:frame draw:name="Image 10" draw:style-name="gr1" draw:text-style-name="P1" draw:layer="layout" svg:width="10.922cm" svg:height="4.029cm" svg:x="1.703cm" svg:y="10.732cm">
              <draw:image xlink:href="Pictures/10000201000000F10000010B3CA88651.png" xlink:type="simple" xlink:show="embed" xlink:actuate="onLoad">
                <text:p/>
              </draw:image>
            </draw:frame>
            <draw:frame draw:style-name="gr2" draw:layer="layout" svg:width="5.218cm" svg:height="0.962cm" svg:x="4.555cm" svg:y="14.607cm">
              <draw:text-box>
                <text:p>RDF Triple Store</text:p>
              </draw:text-box>
            </draw:frame>
          </draw:g>
          <draw:frame draw:name="Image 28" draw:style-name="gr1" draw:text-style-name="P1" draw:layer="layout" svg:width="1.524cm" svg:height="1.702cm" svg:x="6.402cm" svg:y="12.272cm">
            <draw:image xlink:href="Pictures/10000201000004CA00000558E43410C7.png" xlink:type="simple" xlink:show="embed" xlink:actuate="onLoad">
              <text:p/>
            </draw:image>
          </draw:frame>
        </draw:g>
        <draw:frame draw:style-name="gr3" draw:text-style-name="P2" xml:id="id5" draw:id="id5" draw:layer="layout" svg:width="8.103cm" svg:height="1.524cm" svg:x="0.942cm" svg:y="1.358cm">
          <draw:image xlink:href="Pictures/100000000000032C00000099F6E05AB1.png" xlink:type="simple" xlink:show="embed" xlink:actuate="onLoad">
            <text:p/>
          </draw:image>
        </draw:frame>
        <draw:frame draw:style-name="gr2" draw:text-style-name="P3" xml:id="id4" draw:id="id4" draw:layer="layout" svg:width="1.645cm" svg:height="1.885cm" svg:x="6.342cm" svg:y="3.232cm">
          <draw:text-box>
            <text:p><text:span text:style-name="T1">H </text:span></text:p>
          </draw:text-box>
        </draw:frame>
        <draw:custom-shape draw:style-name="gr4" draw:text-style-name="P4" xml:id="id1" draw:id="id1" draw:layer="layout" svg:width="4.572cm" svg:height="1.524cm" svg:x="4.878cm" svg:y="6.822cm">
          <text:p text:style-name="P2"><text:span text:style-name="T2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7.164cm" svg:y1="8.346cm" svg:x2="7.164cm" svg:y2="10.732cm" draw:start-shape="id1" draw:start-glue-point="2" draw:end-shape="id2" draw:end-glue-point="0" svg:d="M7164 8346v2386" svg:viewBox="0 0 1 2387">
          <text:p/>
        </draw:connector>
        <draw:connector draw:style-name="gr6" draw:text-style-name="P2" draw:layer="layout" svg:x1="3.469cm" svg:y1="8.978cm" svg:x2="7.14cm" svg:y2="8.992cm" draw:start-shape="id3" draw:start-glue-point="1" svg:d="M3469 8978h2086v14h1585" svg:viewBox="0 0 3672 15">
          <text:p/>
        </draw:connector>
        <draw:connector draw:style-name="gr5" draw:text-style-name="P2" draw:layer="layout" svg:x1="7.164cm" svg:y1="5.117cm" svg:x2="7.164cm" svg:y2="6.822cm" draw:start-shape="id4" draw:end-shape="id1" draw:end-glue-point="0" svg:d="M7164 5117v1705" svg:viewBox="0 0 1 1706">
          <text:p/>
        </draw:connector>
        <draw:connector draw:style-name="gr6" draw:text-style-name="P2" draw:layer="layout" svg:x1="6.342cm" svg:y1="4.174cm" svg:x2="4.993cm" svg:y2="2.882cm" draw:start-shape="id4" draw:start-glue-point="3" draw:end-shape="id5" svg:d="M6342 4174h-1349v-1292" svg:viewBox="0 0 1350 1293">
          <text:p/>
        </draw:connector>
        <draw:connector draw:style-name="gr5" draw:text-style-name="P2" draw:layer="layout" svg:x1="14.683cm" svg:y1="4.174cm" svg:x2="7.987cm" svg:y2="4.174cm" draw:start-shape="id6" draw:end-shape="id4" draw:end-glue-point="1" svg:d="M14683 4174h-6696" svg:viewBox="0 0 6697 1">
          <text:p/>
        </draw:connector>
        <draw:g xml:id="id7" draw:id="id7">
          <draw:frame draw:style-name="gr3" draw:text-style-name="P2" xml:id="id6" draw:id="id6" draw:layer="layout" svg:width="3.302cm" svg:height="5.08cm" svg:x="14.683cm" svg:y="1.634cm">
            <draw:image xlink:href="Pictures/10000000000000B500000116BB4D43F7.png" xlink:type="simple" xlink:show="embed" xlink:actuate="onLoad">
              <text:p/>
            </draw:image>
          </draw:frame>
          <draw:frame draw:style-name="gr2" draw:layer="layout" svg:width="6.805cm" svg:height="0.962cm" svg:x="12.932cm" svg:y="1.034cm">
            <draw:text-box>
              <text:p>Evolutionary Algorithm</text:p>
            </draw:text-box>
          </draw:frame>
        </draw:g>
        <draw:connector draw:style-name="gr7" draw:text-style-name="P2" draw:layer="layout" svg:x1="16.334cm" svg:y1="6.714cm" svg:x2="16.334cm" svg:y2="8.692cm" draw:start-shape="id7" draw:start-glue-point="2" draw:end-shape="id8" draw:end-glue-point="4" svg:d="M16334 6714v1978" svg:viewBox="0 0 1 1979">
          <text:p/>
        </draw:connector>
        <draw:g>
          <draw:custom-shape draw:style-name="gr8" draw:text-style-name="P2" xml:id="id8" draw:id="id8" draw:layer="layout" svg:width="6.35cm" svg:height="6.004cm" svg:x="13.159cm" svg:y="8.6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5" draw:layer="layout" svg:width="1.348cm" svg:height="1.341cm" svg:x="13.189cm" svg:y="10.561cm">
            <draw:text-box>
              <text:p><text:span text:style-name="T3">H </text:span><text:span text:style-name="T4">1</text:span></text:p>
            </draw:text-box>
          </draw:frame>
          <draw:frame draw:style-name="gr2" draw:text-style-name="P5" draw:layer="layout" svg:width="1.348cm" svg:height="1.341cm" svg:x="15.729cm" svg:y="9.799cm">
            <draw:text-box>
              <text:p><text:span text:style-name="T3">H </text:span><text:span text:style-name="T4">5</text:span></text:p>
            </draw:text-box>
          </draw:frame>
          <draw:frame draw:style-name="gr2" draw:text-style-name="P5" draw:layer="layout" svg:width="1.348cm" svg:height="1.341cm" svg:x="14.269cm" svg:y="9.408cm">
            <draw:text-box>
              <text:p><text:span text:style-name="T3">H </text:span><text:span text:style-name="T4">2</text:span></text:p>
            </draw:text-box>
          </draw:frame>
          <draw:frame draw:style-name="gr2" draw:text-style-name="P5" draw:layer="layout" svg:width="1.348cm" svg:height="1.341cm" svg:x="13.771cm" svg:y="12.085cm">
            <draw:text-box>
              <text:p><text:span text:style-name="T3">H </text:span><text:span text:style-name="T4">3</text:span></text:p>
            </draw:text-box>
          </draw:frame>
          <draw:frame draw:style-name="gr2" draw:text-style-name="P5" draw:layer="layout" svg:width="1.348cm" svg:height="1.341cm" svg:x="14.713cm" svg:y="10.886cm">
            <draw:text-box>
              <text:p><text:span text:style-name="T3">H </text:span><text:span text:style-name="T4">4</text:span></text:p>
            </draw:text-box>
          </draw:frame>
          <draw:frame draw:style-name="gr9" draw:text-style-name="P5" draw:layer="layout" svg:width="1.348cm" svg:height="1.341cm" svg:x="15.221cm" svg:y="12.664cm">
            <draw:text-box>
              <text:p><text:span text:style-name="T3">H </text:span><text:span text:style-name="T4">6</text:span></text:p>
            </draw:text-box>
          </draw:frame>
          <draw:frame draw:style-name="gr9" draw:text-style-name="P5" draw:layer="layout" svg:width="1.763cm" svg:height="1.341cm" svg:x="17.581cm" svg:y="11.648cm">
            <draw:text-box>
              <text:p><text:span text:style-name="T3">H </text:span><text:span text:style-name="T4">999</text:span></text:p>
            </draw:text-box>
          </draw:frame>
          <draw:frame draw:style-name="gr2" draw:text-style-name="P6" draw:layer="layout" svg:width="1.209cm" svg:height="1.047cm" svg:x="16.372cm" svg:y="11.617cm">
            <draw:text-box>
              <text:p><text:span text:style-name="T5">…</text:span></text:p>
            </draw:text-box>
          </draw:frame>
          <draw:frame draw:style-name="gr2" draw:layer="layout" svg:width="8.511cm" svg:height="0.962cm" svg:x="12.079cm" svg:y="14.696cm">
            <draw:text-box>
              <text:p>Population of OWL 2 axioms</text:p>
            </draw:text-box>
          </draw:frame>
        </draw:g>
        <draw:connector draw:style-name="gr10" draw:text-style-name="P2" draw:layer="layout" draw:type="curve" svg:x1="9.45cm" svg:y1="7.584cm" svg:x2="14.089cm" svg:y2="9.571cm" draw:start-shape="id1" draw:start-glue-point="1" draw:end-shape="id8" draw:end-glue-point="5" svg:d="M9450 7584c3093 0 4639 662 4639 1987" svg:viewBox="0 0 4640 1988">
          <text:p text:style-name="P2">fitness</text:p>
        </draw:connector>
      </draw:page>
      <draw:page draw:name="page2" draw:style-name="dp1" draw:master-page-name="Default">
        <draw:custom-shape draw:style-name="gr11" draw:text-style-name="P2" draw:layer="layout" svg:width="5.08cm" svg:height="5.588cm" svg:x="4.30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937cm" svg:height="4.064cm" svg:x="5.064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4.191cm" svg:height="2.059cm" svg:x="7.73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921cm" svg:height="1.894cm" svg:x="9.228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0.87cm" svg:height="1.008cm" svg:x="9.702cm" svg:y="3.531cm">
          <draw:text-box>
            <text:p><text:span text:style-name="T6">a</text:span></text:p>
          </draw:text-box>
        </draw:frame>
        <draw:frame draw:style-name="gr15" draw:text-style-name="P7" draw:layer="layout" svg:width="0.87cm" svg:height="1.008cm" svg:x="9.102cm" svg:y="4.731cm">
          <draw:text-box>
            <text:p><text:span text:style-name="T6">b</text:span></text:p>
          </draw:text-box>
        </draw:frame>
        <draw:frame draw:style-name="gr15" draw:text-style-name="P7" draw:layer="layout" svg:width="2.885cm" svg:height="1.008cm" svg:x="5.291cm" svg:y="3.194cm">
          <draw:text-box>
            <text:p><text:span text:style-name="T7">[</text:span><text:span text:style-name="T6">Q</text:span><text:span text:style-name="T7">(</text:span><text:span text:style-name="T6">C, </text:span><text:span text:style-name="T8">x</text:span><text:span text:style-name="T7">)]</text:span></text:p>
          </draw:text-box>
        </draw:frame>
        <draw:frame draw:style-name="gr15" draw:text-style-name="P7" draw:layer="layout" svg:width="2.919cm" svg:height="1.008cm" svg:x="9.201cm" svg:y="1.74cm">
          <draw:text-box>
            <text:p><text:span text:style-name="T7">[</text:span><text:span text:style-name="T6">Q</text:span><text:span text:style-name="T7">(</text:span><text:span text:style-name="T6">D, </text:span><text:span text:style-name="T8">x</text:span><text:span text:style-name="T7">)]</text:span></text:p>
          </draw:text-box>
        </draw:frame>
        <draw:frame draw:style-name="gr15" draw:text-style-name="P7" draw:layer="layout" svg:width="3.054cm" svg:height="1.008cm" svg:x="9.114cm" svg:y="6.707cm">
          <draw:text-box>
            <text:p><text:span text:style-name="T7">[</text:span><text:span text:style-name="T6">Q</text:span><text:span text:style-name="T7">(</text:span><text:span text:style-name="T6">D', </text:span><text:span text:style-name="T8">x</text:span><text:span text:style-name="T7">)]</text:span></text:p>
          </draw:text-box>
        </draw:frame>
        <draw:custom-shape draw:style-name="gr16" draw:text-style-name="P8" draw:layer="layout" svg:width="0.127cm" svg:height="0.127cm" svg:x="9.159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127cm" svg:height="0.127cm" svg:x="9.786cm" svg:y="3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115cm" svg:height="1.122cm" svg:x="5.902cm" svg:y="6.931cm">
          <draw:text-box>
            <text:p><text:span text:style-name="T6">C</text:span><text:span text:style-name="T9">I</text:span></text:p>
          </draw:text-box>
        </draw:frame>
        <draw:custom-shape draw:style-name="gr13" draw:text-style-name="P2" draw:layer="layout" svg:width="1.731cm" svg:height="1.508cm" svg:x="1.508cm" svg:y="5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3.19cm" svg:height="1.008cm" svg:x="0.867cm" svg:y="6.596cm">
          <draw:text-box>
            <text:p><text:span text:style-name="T7">[</text:span><text:span text:style-name="T6">Q</text:span><text:span text:style-name="T7">(</text:span><text:span text:style-name="T6">D'', </text:span><text:span text:style-name="T8">x</text:span><text:span text:style-name="T7">)]</text:span></text:p>
          </draw:text-box>
        </draw:frame>
        <draw:frame draw:style-name="gr15" draw:text-style-name="P7" draw:layer="layout" svg:width="3.054cm" svg:height="1.008cm" svg:x="9.114cm" svg:y="6.707cm">
          <draw:text-box>
            <text:p><text:span text:style-name="T7">[</text:span><text:span text:style-name="T6">Q</text:span><text:span text:style-name="T7">(</text:span><text:span text:style-name="T6">D', </text:span><text:span text:style-name="T8">x</text:span><text:span text:style-name="T7">)]</text:span></text:p>
          </draw:text-box>
        </draw:frame>
        <draw:frame draw:style-name="gr14" draw:text-style-name="P7" draw:layer="layout" svg:width="0.836cm" svg:height="1.008cm" svg:x="2.102cm" svg:y="5.631cm">
          <draw:text-box>
            <text:p><text:span text:style-name="T6">c</text:span></text:p>
          </draw:text-box>
        </draw:frame>
        <draw:custom-shape draw:style-name="gr16" draw:text-style-name="P8" draw:layer="layout" svg:width="0.127cm" svg:height="0.127cm" svg:x="2.186cm" svg:y="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1" svg:font-family="Arial" style:font-pitch="variable"/>
    <style:font-face style:name="Liberation Serif1" svg:font-family="'Liberation Serif'" style:font-pitch="variable"/>
    <style:font-face style:name="URW Chancery L" svg:font-family="'URW Chancery L'" style:font-pitch="variable"/>
    <style:font-face style:name="URW Chancery L1" svg:font-family="'URW Chancery L'" style:font-adornments="Medium 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</meta:initial-creator>
    <meta:creation-date>2014-01-22T10:57:18.679262883</meta:creation-date>
    <dc:date>2014-07-07T12:42:01.205295123</dc:date>
    <dc:creator>Andrea </dc:creator>
    <meta:editing-duration>PT7M53S</meta:editing-duration>
    <meta:editing-cycles>5</meta:editing-cycles>
    <meta:generator>LibreOffice/4.2.4.2$Linux_X86_64 LibreOffice_project/420m0$Build-2</meta:generator>
    <meta:document-statistic meta:object-count="47"/>
  </office:meta>
</office:document-meta>
</file>